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.54cm" svg:height="1.27cm" svg:x="1cm" svg:y="1cm">
          <text:p text:style-name="P1">Reset</text:p>
        </draw:ellipse>
        <draw:ellipse draw:style-name="gr1" draw:text-style-name="P1" xml:id="id2" draw:id="id2" draw:layer="layout" svg:width="5.08cm" svg:height="2.54cm" svg:x="25.765cm" svg:y="2.27cm">
          <text:p text:style-name="P1">Load Instruction</text:p>
        </draw:ellipse>
        <draw:connector draw:style-name="gr2" draw:text-style-name="P1" draw:layer="layout" draw:type="curve" svg:x1="3.54cm" svg:y1="1.635cm" svg:x2="25.765cm" svg:y2="3.54cm" draw:start-shape="id1" draw:end-shape="id2" svg:d="m3540 1635c16669 0 5557 1905 22225 1905">
          <text:p/>
        </draw:connector>
        <draw:ellipse draw:style-name="gr1" draw:text-style-name="P1" xml:id="id4" draw:id="id4" draw:layer="layout" svg:width="3.81cm" svg:height="2.54cm" svg:x="11.16cm" svg:y="7.985cm">
          <text:p text:style-name="P1">Call</text:p>
        </draw:ellipse>
        <draw:ellipse draw:style-name="gr1" draw:text-style-name="P1" xml:id="id5" draw:id="id5" draw:layer="layout" svg:width="3.81cm" svg:height="2.54cm" svg:x="14.97cm" svg:y="14.335cm">
          <text:p text:style-name="P1">Load</text:p>
        </draw:ellipse>
        <draw:ellipse draw:style-name="gr1" draw:text-style-name="P1" xml:id="id6" draw:id="id6" draw:layer="layout" svg:width="7.62cm" svg:height="4.445cm" svg:x="34.02cm" svg:y="6.08cm">
          <text:p text:style-name="P1">Instruction</text:p>
          <text:p text:style-name="P1">Decode</text:p>
          <text:p text:style-name="P1">Rdest → busA</text:p>
          <text:p text:style-name="P1">and</text:p>
          <text:p text:style-name="P1">Rdest → writeDest</text:p>
        </draw:ellipse>
        <draw:connector draw:style-name="gr2" draw:text-style-name="P1" draw:layer="layout" draw:type="curve" svg:x1="20.367cm" svg:y1="7.985cm" svg:x2="14.97cm" svg:y2="9.255cm" draw:start-shape="id3" draw:start-glue-point="2" draw:end-shape="id4" draw:end-glue-point="1" svg:d="m20367 7985c0 847-1799 1270-5397 1270">
          <text:p/>
        </draw:connector>
        <draw:connector draw:style-name="gr2" draw:text-style-name="P1" draw:layer="layout" draw:type="curve" svg:x1="20.367cm" svg:y1="7.985cm" svg:x2="16.875cm" svg:y2="14.335cm" draw:start-shape="id3" draw:end-shape="id5" draw:end-glue-point="0" svg:d="m20367 7985c0 4762-3492 1588-3492 6350">
          <text:p/>
        </draw:connector>
        <draw:connector draw:style-name="gr2" draw:text-style-name="P1" draw:layer="layout" draw:type="curve" svg:x1="28.305cm" svg:y1="4.81cm" svg:x2="37.83cm" svg:y2="6.08cm" draw:start-shape="id2" draw:start-glue-point="2" draw:end-shape="id6" draw:end-glue-point="0" svg:d="m28305 4810c0 952 9525 318 9525 1270">
          <text:p/>
        </draw:connector>
        <draw:ellipse draw:style-name="gr1" draw:text-style-name="P1" xml:id="id7" draw:id="id7" draw:layer="layout" svg:width="3.81cm" svg:height="2.54cm" svg:x="4.175cm" svg:y="10.525cm">
          <text:p text:style-name="P1">Push ret</text:p>
          <text:p text:style-name="P1">address</text:p>
        </draw:ellipse>
        <draw:connector draw:style-name="gr2" draw:text-style-name="P1" draw:layer="layout" draw:type="curve" svg:x1="11.16cm" svg:y1="9.255cm" svg:x2="6.08cm" svg:y2="10.525cm" draw:start-shape="id4" draw:start-glue-point="3" draw:end-shape="id7" draw:end-glue-point="0" svg:d="m11160 9255c-3387 0-5080 423-5080 1270">
          <text:p/>
        </draw:connector>
        <draw:ellipse draw:style-name="gr1" draw:text-style-name="P1" xml:id="id8" draw:id="id8" draw:layer="layout" svg:width="3.81cm" svg:height="2.54cm" svg:x="1.635cm" svg:y="14.335cm">
          <text:p text:style-name="P1">Load target </text:p>
          <text:p text:style-name="P1">Into $PC</text:p>
        </draw:ellipse>
        <draw:connector draw:style-name="gr2" draw:text-style-name="P1" draw:layer="layout" draw:type="curve" svg:x1="6.08cm" svg:y1="13.065cm" svg:x2="3.54cm" svg:y2="14.335cm" draw:start-shape="id7" draw:start-glue-point="2" draw:end-shape="id8" svg:d="m6080 13065c0 952-2540 318-2540 1270">
          <text:p/>
        </draw:connector>
        <draw:connector draw:style-name="gr2" draw:text-style-name="P1" draw:layer="layout" draw:type="curve" svg:x1="1.635cm" svg:y1="15.605cm" svg:x2="25.765cm" svg:y2="3.54cm" draw:start-shape="id8" draw:start-glue-point="3" draw:end-shape="id2" svg:d="m1635 15605c-751 0-12816-12065 24130-12065">
          <text:p/>
        </draw:connector>
        <draw:ellipse draw:style-name="gr1" draw:text-style-name="P1" xml:id="id9" draw:id="id9" draw:layer="layout" svg:width="4.445cm" svg:height="3.175cm" svg:x="6.08cm" svg:y="14.97cm">
          <text:p text:style-name="P1">Send load</text:p>
          <text:p text:style-name="P1">addr to mem</text:p>
          <text:p text:style-name="P1">ctrl</text:p>
        </draw:ellipse>
        <draw:connector draw:style-name="gr2" draw:text-style-name="P1" draw:layer="layout" draw:type="curve" svg:x1="16.875cm" svg:y1="16.875cm" svg:x2="10.525cm" svg:y2="16.557cm" draw:start-shape="id5" draw:start-glue-point="2" draw:end-shape="id9" draw:end-glue-point="1" svg:d="m16875 16875c0 751-2064 626-2818 359s-198-677-3532-677">
          <text:p/>
        </draw:connector>
        <draw:ellipse draw:style-name="gr1" draw:text-style-name="P1" xml:id="id3" draw:id="id3" draw:layer="layout" svg:width="4.445cm" svg:height="2.54cm" svg:x="18.145cm" svg:y="5.445cm">
          <text:p text:style-name="P1">Special </text:p>
          <text:p text:style-name="P1">Decode</text:p>
        </draw:ellipse>
        <draw:connector draw:style-name="gr2" draw:text-style-name="P1" draw:layer="layout" draw:type="curve" svg:x1="28.305cm" svg:y1="4.81cm" svg:x2="20.367cm" svg:y2="5.445cm" draw:start-shape="id2" draw:start-glue-point="2" draw:end-shape="id3" draw:end-glue-point="0" svg:d="m28305 4810c0 751-4127 501-4127 318s-3811-434-3811 317">
          <text:p/>
        </draw:connector>
        <draw:connector draw:style-name="gr2" draw:text-style-name="P1" draw:layer="layout" draw:type="curve" svg:x1="8.302cm" svg:y1="14.97cm" svg:x2="25.765cm" svg:y2="3.54cm" draw:start-shape="id9" draw:start-glue-point="0" draw:end-shape="id2" draw:end-glue-point="3" svg:d="m8302 14970c0-7620 5821-11430 17463-11430">
          <text:p/>
        </draw:connector>
        <draw:ellipse draw:style-name="gr1" draw:text-style-name="P1" xml:id="id10" draw:id="id10" draw:layer="layout" svg:width="3.175cm" svg:height="1.905cm" svg:x="21.955cm" svg:y="12.43cm">
          <text:p text:style-name="P1">Store</text:p>
        </draw:ellipse>
        <draw:connector draw:style-name="gr2" draw:text-style-name="P1" draw:layer="layout" draw:type="curve" svg:x1="20.367cm" svg:y1="7.985cm" svg:x2="21.955cm" svg:y2="13.382cm" draw:start-shape="id3" draw:start-glue-point="2" draw:end-shape="id10" draw:end-glue-point="3" svg:d="m20367 7985c0 3598 529 5397 1588 5397">
          <text:p/>
        </draw:connector>
        <draw:ellipse draw:style-name="gr1" draw:text-style-name="P1" xml:id="id11" draw:id="id11" draw:layer="layout" svg:width="4.445cm" svg:height="3.175cm" svg:x="20.05cm" svg:y="16.24cm">
          <text:p text:style-name="P1">Send strore</text:p>
          <text:p text:style-name="P1">addr to mem</text:p>
          <text:p text:style-name="P1">ctrl</text:p>
        </draw:ellipse>
        <draw:connector draw:style-name="gr2" draw:text-style-name="P1" draw:layer="layout" draw:type="curve" svg:x1="23.542cm" svg:y1="14.335cm" svg:x2="22.272cm" svg:y2="16.24cm" draw:start-shape="id10" draw:start-glue-point="2" draw:end-shape="id11" draw:end-glue-point="0" svg:d="m23542 14335c0 1429-1270 477-1270 1905">
          <text:p/>
        </draw:connector>
        <draw:connector draw:style-name="gr2" draw:text-style-name="P1" draw:layer="layout" draw:type="curve" svg:x1="22.272cm" svg:y1="19.415cm" svg:x2="28.305cm" svg:y2="4.81cm" draw:start-shape="id11" draw:start-glue-point="2" draw:end-shape="id2" draw:end-glue-point="2" svg:d="m22272 19415c0 751 6033 8054 6033-14605">
          <text:p/>
        </draw:connector>
        <draw:ellipse draw:style-name="gr1" draw:text-style-name="P1" xml:id="id12" draw:id="id12" draw:layer="layout" svg:width="4.445cm" svg:height="2.54cm" svg:x="32.75cm" svg:y="13.7cm">
          <text:p text:style-name="P1">Imm → busB</text:p>
        </draw:ellipse>
        <draw:ellipse draw:style-name="gr1" draw:text-style-name="P1" xml:id="id13" draw:id="id13" draw:layer="layout" svg:width="4.445cm" svg:height="2.54cm" svg:x="39.1cm" svg:y="13.7cm">
          <text:p text:style-name="P1">Reg → busB</text:p>
        </draw:ellipse>
        <draw:connector draw:style-name="gr2" draw:text-style-name="P1" draw:layer="layout" draw:type="curve" svg:x1="37.83cm" svg:y1="10.525cm" svg:x2="34.972cm" svg:y2="13.7cm" draw:start-shape="id6" draw:start-glue-point="2" draw:end-shape="id12" draw:end-glue-point="0" svg:d="m37830 10525c0 2382-2858 795-2858 3175">
          <text:p/>
        </draw:connector>
        <draw:connector draw:style-name="gr2" draw:text-style-name="P1" draw:layer="layout" draw:type="curve" svg:x1="37.83cm" svg:y1="10.525cm" svg:x2="41.322cm" svg:y2="13.7cm" draw:start-shape="id6" draw:start-glue-point="2" draw:end-shape="id13" draw:end-glue-point="0" svg:d="m37830 10525c0 2382 3492 795 3492 3175">
          <text:p/>
        </draw:connector>
        <draw:ellipse draw:style-name="gr1" draw:text-style-name="P1" xml:id="id14" draw:id="id14" draw:layer="layout" svg:width="4.445cm" svg:height="2.54cm" svg:x="34.655cm" svg:y="18.78cm">
          <text:p text:style-name="P1">Operation Type</text:p>
        </draw:ellipse>
        <draw:connector draw:style-name="gr2" draw:text-style-name="P1" draw:layer="layout" draw:type="curve" svg:x1="34.972cm" svg:y1="16.24cm" svg:x2="36.877cm" svg:y2="18.78cm" draw:start-shape="id12" draw:start-glue-point="2" draw:end-shape="id14" draw:end-glue-point="0" svg:d="m34972 16240c0 1905 1905 635 1905 2540">
          <text:p/>
        </draw:connector>
        <draw:connector draw:style-name="gr2" draw:text-style-name="P1" draw:layer="layout" draw:type="curve" svg:x1="41.322cm" svg:y1="16.24cm" svg:x2="36.877cm" svg:y2="18.78cm" draw:start-shape="id13" draw:start-glue-point="2" draw:end-shape="id14" draw:end-glue-point="0" svg:d="m41322 16240c0 1905-4445 635-4445 2540">
          <text:p/>
        </draw:connector>
        <draw:ellipse draw:style-name="gr1" draw:text-style-name="P1" xml:id="id15" draw:id="id15" draw:layer="layout" svg:width="3.81cm" svg:height="2.54cm" svg:x="5.445cm" svg:y="27.035cm">
          <text:p text:style-name="P1">ALU</text:p>
        </draw:ellipse>
        <draw:ellipse draw:style-name="gr1" draw:text-style-name="P1" xml:id="id16" draw:id="id16" draw:layer="layout" svg:width="3.81cm" svg:height="2.54cm" svg:x="45.45cm" svg:y="27.67cm">
          <text:p text:style-name="P1">Branch</text:p>
        </draw:ellipse>
        <draw:ellipse draw:style-name="gr1" draw:text-style-name="P1" xml:id="id17" draw:id="id17" draw:layer="layout" svg:width="3.81cm" svg:height="2.54cm" svg:x="15.605cm" svg:y="27.035cm">
          <text:p text:style-name="P1">Multiply</text:p>
        </draw:ellipse>
        <draw:connector draw:style-name="gr2" draw:text-style-name="P1" draw:layer="layout" draw:type="curve" svg:x1="36.877cm" svg:y1="21.32cm" svg:x2="7.35cm" svg:y2="27.035cm" draw:start-shape="id14" draw:start-glue-point="2" draw:end-shape="id15" svg:d="m36877 21320c0 4287-29527 1430-29527 5715">
          <text:p/>
        </draw:connector>
        <draw:connector draw:style-name="gr2" draw:text-style-name="P1" draw:layer="layout" draw:type="curve" svg:x1="36.877cm" svg:y1="21.32cm" svg:x2="47.355cm" svg:y2="27.67cm" draw:start-shape="id14" draw:start-glue-point="2" draw:end-shape="id16" svg:d="m36877 21320c0 4762 10478 1588 10478 6350">
          <text:p/>
        </draw:connector>
        <draw:connector draw:style-name="gr2" draw:text-style-name="P1" draw:layer="layout" draw:type="curve" svg:x1="36.877cm" svg:y1="21.32cm" svg:x2="17.51cm" svg:y2="27.035cm" draw:start-shape="id14" draw:start-glue-point="2" draw:end-shape="id17" draw:end-glue-point="0" svg:d="m36877 21320c0 4287-19367 1430-19367 5715">
          <text:p/>
        </draw:connector>
        <draw:ellipse draw:style-name="gr1" draw:text-style-name="P1" xml:id="id18" draw:id="id18" draw:layer="layout" svg:width="5.08cm" svg:height="2.54cm" svg:x="31.48cm" svg:y="28.305cm">
          <text:p text:style-name="P1">Mov</text:p>
        </draw:ellipse>
        <draw:connector draw:style-name="gr2" draw:text-style-name="P1" draw:layer="layout" draw:type="curve" svg:x1="36.877cm" svg:y1="21.32cm" svg:x2="34.02cm" svg:y2="28.305cm" draw:start-shape="id14" draw:start-glue-point="2" draw:end-shape="id18" svg:d="m36877 21320c0 5239-2857 1747-2857 6985">
          <text:p/>
        </draw:connector>
        <draw:ellipse draw:style-name="gr1" draw:text-style-name="P1" xml:id="id19" draw:id="id19" draw:layer="layout" svg:width="5.08cm" svg:height="1.905cm" svg:x="4.175cm" svg:y="31.48cm">
          <text:p text:style-name="P1">ALUOp decode</text:p>
        </draw:ellipse>
        <draw:connector draw:style-name="gr2" draw:text-style-name="P1" draw:layer="layout" draw:type="curve" svg:x1="7.35cm" svg:y1="29.575cm" svg:x2="6.715cm" svg:y2="31.48cm" draw:start-shape="id15" draw:start-glue-point="2" draw:end-shape="id19" svg:d="m7350 29575c0 1429-635 477-635 1905">
          <text:p/>
        </draw:connector>
        <draw:ellipse draw:style-name="gr1" draw:text-style-name="P1" xml:id="id20" draw:id="id20" draw:layer="layout" svg:width="4.445cm" svg:height="1.905cm" svg:x="7.35cm" svg:y="35.925cm">
          <text:p text:style-name="P1">Write to dest</text:p>
        </draw:ellipse>
        <draw:connector draw:style-name="gr2" draw:text-style-name="P1" draw:layer="layout" draw:type="curve" svg:x1="6.715cm" svg:y1="33.385cm" svg:x2="9.572cm" svg:y2="35.925cm" draw:start-shape="id19" draw:start-glue-point="2" draw:end-shape="id20" svg:d="m6715 33385c0 1905 2857 635 2857 2540">
          <text:p/>
        </draw:connector>
        <draw:ellipse draw:style-name="gr1" draw:text-style-name="P1" xml:id="id21" draw:id="id21" draw:layer="layout" svg:width="4.445cm" svg:height="1.905cm" svg:x="1.635cm" svg:y="35.925cm">
          <text:p text:style-name="P1">Do not write</text:p>
        </draw:ellipse>
        <draw:connector draw:style-name="gr2" draw:text-style-name="P1" draw:layer="layout" draw:type="curve" svg:x1="6.715cm" svg:y1="33.385cm" svg:x2="3.857cm" svg:y2="35.925cm" draw:start-shape="id19" draw:start-glue-point="2" draw:end-shape="id21" svg:d="m6715 33385c0 1905-2858 635-2858 2540">
          <text:p/>
        </draw:connector>
        <draw:connector draw:style-name="gr2" draw:text-style-name="P1" draw:layer="layout" draw:type="curve" svg:x1="9.572cm" svg:y1="37.83cm" svg:x2="28.305cm" svg:y2="4.81cm" draw:start-shape="id20" draw:start-glue-point="2" draw:end-shape="id2" draw:end-glue-point="2" svg:d="m9572 37830c0 751 18733 17261 18733-33020">
          <text:p/>
        </draw:connector>
        <draw:connector draw:style-name="gr2" draw:text-style-name="P1" draw:layer="layout" draw:type="curve" svg:x1="3.857cm" svg:y1="37.83cm" svg:x2="28.305cm" svg:y2="4.81cm" draw:start-shape="id21" draw:start-glue-point="2" draw:end-shape="id2" draw:end-glue-point="2" svg:d="m3857 37830c0 751 24448 17261 24448-33020">
          <text:p/>
        </draw:connector>
        <draw:ellipse draw:style-name="gr1" draw:text-style-name="P1" xml:id="id22" draw:id="id22" draw:layer="layout" svg:width="3.81cm" svg:height="1.905cm" svg:x="14.335cm" svg:y="31.48cm">
          <text:p text:style-name="P1">TBD</text:p>
        </draw:ellipse>
        <draw:connector draw:style-name="gr2" draw:text-style-name="P1" draw:layer="layout" draw:type="curve" svg:x1="17.51cm" svg:y1="29.575cm" svg:x2="16.24cm" svg:y2="31.48cm" draw:start-shape="id17" draw:start-glue-point="2" draw:end-shape="id22" draw:end-glue-point="0" svg:d="m17510 29575c0 1429-1270 477-1270 1905">
          <text:p/>
        </draw:connector>
        <draw:ellipse draw:style-name="gr1" draw:text-style-name="P1" xml:id="id25" draw:id="id25" draw:layer="layout" svg:width="3.175cm" svg:height="1.905cm" svg:x="24.495cm" svg:y="32.75cm">
          <text:p text:style-name="P1">movt</text:p>
        </draw:ellipse>
        <draw:ellipse draw:style-name="gr1" draw:text-style-name="P1" xml:id="id23" draw:id="id23" draw:layer="layout" svg:width="3.175cm" svg:height="1.905cm" svg:x="32.115cm" svg:y="32.75cm">
          <text:p text:style-name="P1">movf</text:p>
        </draw:ellipse>
        <draw:ellipse draw:style-name="gr1" draw:text-style-name="P1" xml:id="id24" draw:id="id24" draw:layer="layout" svg:width="3.175cm" svg:height="1.905cm" svg:x="37.83cm" svg:y="32.75cm">
          <text:p text:style-name="P1">movr</text:p>
        </draw:ellipse>
        <draw:connector draw:style-name="gr2" draw:text-style-name="P1" draw:layer="layout" draw:type="curve" svg:x1="34.02cm" svg:y1="30.845cm" svg:x2="33.702cm" svg:y2="32.75cm" draw:start-shape="id18" draw:start-glue-point="2" draw:end-shape="id23" svg:d="m34020 30845c0 1429-318 477-318 1905">
          <text:p/>
        </draw:connector>
        <draw:connector draw:style-name="gr2" draw:text-style-name="P1" draw:layer="layout" draw:type="curve" svg:x1="34.02cm" svg:y1="30.845cm" svg:x2="39.417cm" svg:y2="32.75cm" draw:start-shape="id18" draw:start-glue-point="2" draw:end-shape="id24" svg:d="m34020 30845c0 1429 5397 477 5397 1905">
          <text:p/>
        </draw:connector>
        <draw:connector draw:style-name="gr2" draw:text-style-name="P1" draw:layer="layout" draw:type="curve" svg:x1="34.02cm" svg:y1="30.845cm" svg:x2="26.082cm" svg:y2="32.75cm" draw:start-shape="id18" draw:start-glue-point="2" draw:end-shape="id25" svg:d="m34020 30845c0 1429-7938 477-7938 1905">
          <text:p/>
        </draw:connector>
        <draw:ellipse draw:style-name="gr1" draw:text-style-name="P1" xml:id="id26" draw:id="id26" draw:layer="layout" svg:width="4.445cm" svg:height="1.905cm" svg:x="22.59cm" svg:y="37.195cm">
          <text:p text:style-name="P1">BusA → addr</text:p>
          <text:p text:style-name="P1">Busb → val</text:p>
        </draw:ellipse>
        <draw:connector draw:style-name="gr2" draw:text-style-name="P1" draw:layer="layout" draw:type="curve" svg:x1="26.082cm" svg:y1="34.655cm" svg:x2="24.812cm" svg:y2="37.195cm" draw:start-shape="id25" draw:start-glue-point="2" draw:end-shape="id26" draw:end-glue-point="0" svg:d="m26082 34655c0 1905-1270 635-1270 2540">
          <text:p/>
        </draw:connector>
        <draw:ellipse draw:style-name="gr1" draw:text-style-name="P1" xml:id="id27" draw:id="id27" draw:layer="layout" svg:width="5.715cm" svg:height="3.175cm" svg:x="31.48cm" svg:y="35.925cm">
          <text:p text:style-name="P1">Enable Write</text:p>
          <text:p text:style-name="P1">Enable mem read</text:p>
          <text:p text:style-name="P1">Busb → addr</text:p>
        </draw:ellipse>
        <draw:connector draw:style-name="gr2" draw:text-style-name="P1" draw:layer="layout" draw:type="curve" svg:x1="33.702cm" svg:y1="34.655cm" svg:x2="34.337cm" svg:y2="35.925cm" draw:start-shape="id23" draw:start-glue-point="2" draw:end-shape="id27" svg:d="m33702 34655c0 952 635 318 635 1270">
          <text:p/>
        </draw:connector>
        <draw:ellipse draw:style-name="gr1" draw:text-style-name="P1" xml:id="id28" draw:id="id28" draw:layer="layout" svg:width="6.35cm" svg:height="2.54cm" svg:x="37.195cm" svg:y="39.1cm">
          <text:p text:style-name="P1">BusB → WriteBus</text:p>
          <text:p text:style-name="P1">Enable Write</text:p>
        </draw:ellipse>
        <draw:connector draw:style-name="gr2" draw:text-style-name="P1" draw:layer="layout" draw:type="curve" svg:x1="39.417cm" svg:y1="34.655cm" svg:x2="40.37cm" svg:y2="39.1cm" draw:start-shape="id24" draw:start-glue-point="2" draw:end-shape="id28" svg:d="m39417 34655c0 3334 953 1112 953 4445">
          <text:p/>
        </draw:connector>
        <draw:connector draw:style-name="gr2" draw:text-style-name="P1" draw:layer="layout" draw:type="curve" svg:x1="24.812cm" svg:y1="39.1cm" svg:x2="28.305cm" svg:y2="4.81cm" draw:start-shape="id26" draw:start-glue-point="2" draw:end-shape="id2" draw:end-glue-point="2" svg:d="m24812 39100c0 751 3493 17896 3493-34290">
          <text:p/>
        </draw:connector>
        <draw:connector draw:style-name="gr2" draw:text-style-name="P1" draw:layer="layout" draw:type="curve" svg:x1="34.337cm" svg:y1="39.1cm" svg:x2="28.305cm" svg:y2="4.81cm" draw:start-shape="id27" draw:start-glue-point="2" draw:end-shape="id2" draw:end-glue-point="2" svg:d="m34337 39100c0 751-6032 17896-6032-34290">
          <text:p/>
        </draw:connector>
        <draw:connector draw:style-name="gr2" draw:text-style-name="P1" draw:layer="layout" draw:type="curve" svg:x1="40.37cm" svg:y1="41.64cm" svg:x2="28.305cm" svg:y2="4.81cm" draw:start-shape="id28" draw:start-glue-point="2" draw:end-shape="id2" draw:end-glue-point="2" svg:d="m40370 41640c0 751-12065 19166-12065-368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Blakemore</meta:initial-creator>
    <meta:creation-date>2011-10-04T16:16:39</meta:creation-date>
    <dc:date>2011-10-04T17:17:57</dc:date>
    <dc:creator>Daniel Blakemore</dc:creator>
    <meta:editing-duration>PT1H1M29S</meta:editing-duration>
    <meta:editing-cycles>3</meta:editing-cycles>
    <meta:generator>OpenOffice.org/3.3$Unix OpenOffice.org_project/330m20$Build-9567</meta:generator>
    <meta:document-statistic meta:object-count="64"/>
  </office:meta>
</office:document-meta>
</file>